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style:use-window-font-color="true" style:font-name="Times New Roman" fo:font-size="12pt" officeooo:rsid="001bf356" officeooo:paragraph-rsid="001f1360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a5461" officeooo:paragraph-rsid="001a5461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dabfa" officeooo:paragraph-rsid="001dabfa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dabfa" officeooo:paragraph-rsid="0038c00d" style:font-size-asian="12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use-window-font-color="true" style:font-name="Times New Roman" fo:font-size="12pt" officeooo:paragraph-rsid="001a5461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use-window-font-color="true" style:font-name="Times New Roman" fo:font-size="12pt" fo:font-weight="normal" officeooo:rsid="001dabfa" officeooo:paragraph-rsid="003dda5e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text-transform="uppercase" style:use-window-font-color="true" style:font-name="Times New Roman" fo:font-size="15pt" fo:letter-spacing="normal" fo:font-style="normal" fo:font-weight="bold" officeooo:rsid="001bf356" officeooo:paragraph-rsid="001bf356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text-transform="uppercase" style:use-window-font-color="true" style:font-name="Times New Roman" fo:font-size="15pt" fo:letter-spacing="normal" fo:font-style="normal" fo:font-weight="bold" officeooo:rsid="001bf356" officeooo:paragraph-rsid="003ab518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uppercase" style:use-window-font-color="true" style:font-name="Times New Roman" fo:font-size="15pt" fo:letter-spacing="normal" fo:font-style="normal" fo:font-weight="bold" officeooo:rsid="001a5461" officeooo:paragraph-rsid="001a546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paragraph-rsid="0028bb77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a3c" officeooo:paragraph-rsid="001f1a3c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1a5461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21116f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1dabfa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65c57" officeooo:paragraph-rsid="00265c57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65c57" officeooo:paragraph-rsid="0028bb77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8bb77" officeooo:paragraph-rsid="0028bb77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0536b" officeooo:paragraph-rsid="0030536b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344944" officeooo:paragraph-rsid="00344944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f1a3c" officeooo:paragraph-rsid="001f1a3c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a5461" officeooo:paragraph-rsid="001a5461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bf356" officeooo:paragraph-rsid="001bf356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bold" officeooo:rsid="0021116f" officeooo:paragraph-rsid="0021116f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bold" officeooo:rsid="0030536b" officeooo:paragraph-rsid="00344944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265c57" officeooo:paragraph-rsid="00265c57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paragraph-rsid="0028bb77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12pt" fo:font-weight="bold" officeooo:rsid="00344944" officeooo:paragraph-rsid="003cb04f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12pt" fo:font-weight="bold" officeooo:rsid="00344944" officeooo:paragraph-rsid="00344944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bold" officeooo:rsid="00344944" officeooo:paragraph-rsid="00344944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21116f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3dda5e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44944" officeooo:paragraph-rsid="00344944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12pt" fo:font-weight="normal" officeooo:rsid="00344944" officeooo:paragraph-rsid="003dda5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paragraph-rsid="003dda5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265c57" officeooo:paragraph-rsid="003dda5e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1f1a3c" officeooo:paragraph-rsid="003dda5e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1a5461" officeooo:paragraph-rsid="003dda5e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1bf356" officeooo:paragraph-rsid="003dda5e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56ebd" officeooo:paragraph-rsid="00356ebd" fo:background-color="transparent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5pt" fo:font-weight="bold" officeooo:rsid="0024e1da" officeooo:paragraph-rsid="0024e1da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5pt" fo:font-weight="normal" officeooo:rsid="0024e1da" officeooo:paragraph-rsid="003dda5e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small-caps" style:use-window-font-color="true" style:font-name="Times New Roman" fo:font-size="12pt" officeooo:rsid="00265c57" officeooo:paragraph-rsid="00265c57" style:font-size-asian="12pt" style:font-size-complex="12pt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small-caps" style:use-window-font-color="true" style:font-name="Times New Roman" fo:font-size="12pt" officeooo:rsid="0028bb77" officeooo:paragraph-rsid="0028bb77" style:font-size-asian="12pt" style:font-size-complex="12pt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 fo:break-before="page"/>
      <style:text-properties style:use-window-font-color="true" style:font-name="Times New Roman" fo:font-size="15pt" fo:font-weight="bold" officeooo:rsid="0024e1da" style:font-size-asian="15pt" style:font-weight-asian="bold" style:font-size-complex="15pt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dabfa" officeooo:paragraph-rsid="003dda5e" style:font-size-asian="12pt" style:font-size-complex="12pt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5pt" fo:letter-spacing="normal" fo:font-style="normal" fo:font-weight="normal" officeooo:rsid="003cb04f" officeooo:paragraph-rsid="003dda5e" style:font-size-asian="15pt" style:font-weight-asian="normal" style:font-size-complex="15pt" style:font-weight-complex="normal"/>
    </style:style>
    <style:style style:name="P50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1bf356" style:font-size-asian="12pt" style:font-size-complex="12pt"/>
    </style:style>
    <style:style style:name="P51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331ea9" style:font-size-asian="12pt" style:font-size-complex="12pt"/>
    </style:style>
    <style:style style:name="P52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1f1360" officeooo:paragraph-rsid="001f1360" style:font-size-asian="12pt" style:font-size-complex="12pt"/>
    </style:style>
    <style:style style:name="P53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344944" officeooo:paragraph-rsid="00344944" style:font-size-asian="12pt" style:font-size-complex="12pt"/>
    </style:style>
    <style:style style:name="P54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normal" officeooo:rsid="003cb04f" officeooo:paragraph-rsid="003dda5e" style:font-size-asian="12pt" style:font-weight-asian="normal" style:font-size-complex="12pt" style:font-weight-complex="normal"/>
    </style:style>
    <style:style style:name="P55" style:family="paragraph" style:parent-style-name="Text_20_body" style:list-style-name="L7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21116f" style:font-size-asian="12pt" style:font-weight-asian="normal" style:font-size-complex="12pt" style:font-weight-complex="normal"/>
    </style:style>
    <style:style style:name="P56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56ebd" officeooo:paragraph-rsid="003ae673" fo:background-color="transparent" style:font-size-asian="12pt" style:font-weight-asian="normal" style:font-size-complex="12pt" style:font-weight-complex="normal"/>
    </style:style>
    <style:style style:name="P57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56ebd" officeooo:paragraph-rsid="00356ebd" fo:background-color="transparent" style:font-size-asian="12pt" style:font-weight-asian="normal" style:font-size-complex="12pt" style:font-weight-complex="normal"/>
    </style:style>
    <style:style style:name="P58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a3c" officeooo:paragraph-rsid="001f1a3c" style:font-size-asian="12pt" style:font-size-complex="12pt"/>
    </style:style>
    <style:style style:name="P59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0536b" officeooo:paragraph-rsid="0030536b" style:font-size-asian="12pt" style:font-size-complex="12pt"/>
    </style:style>
    <style:style style:name="P60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1a5461" style:font-size-asian="12pt" style:font-size-complex="12pt"/>
    </style:style>
    <style:style style:name="P61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3ab518" style:font-size-asian="12pt" style:font-size-complex="12pt"/>
    </style:style>
    <style:style style:name="P62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760d2" officeooo:paragraph-rsid="003760d2" style:font-size-asian="12pt" style:font-size-complex="12pt"/>
    </style:style>
    <style:style style:name="P63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30e57" officeooo:paragraph-rsid="00230e57" style:font-size-asian="12pt" style:font-size-complex="12pt"/>
    </style:style>
    <style:style style:name="P6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ab518" officeooo:paragraph-rsid="003ab518" style:font-size-asian="12pt" style:font-size-complex="12pt"/>
    </style:style>
    <style:style style:name="P65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31ea9" officeooo:paragraph-rsid="00331ea9" style:font-size-asian="12pt" style:font-size-complex="12pt"/>
    </style:style>
    <style:style style:name="P66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360" officeooo:paragraph-rsid="001f1360" style:font-size-asian="12pt" style:font-size-complex="12pt"/>
    </style:style>
    <style:style style:name="P67" style:family="paragraph" style:parent-style-name="Text_20_body" style:list-style-name="L4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1dabfa" style:font-size-asian="12pt" style:font-size-complex="12pt"/>
    </style:style>
    <style:style style:name="P68" style:family="paragraph" style:parent-style-name="Text_20_body" style:list-style-name="L4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3ae673" style:font-size-asian="12pt" style:font-size-complex="12pt"/>
    </style:style>
    <style:style style:name="P69" style:family="paragraph" style:parent-style-name="Text_20_body" style:list-style-name="L5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344944" officeooo:paragraph-rsid="00344944" style:font-size-asian="12pt" style:font-size-complex="12pt"/>
    </style:style>
    <style:style style:name="P70" style:family="paragraph" style:parent-style-name="Text_20_body" style:list-style-name="L6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344944" officeooo:paragraph-rsid="00344944" style:font-size-asian="12pt" style:font-size-complex="12pt"/>
    </style:style>
    <style:style style:name="P71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2a8c61" officeooo:paragraph-rsid="002a8c61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f1360"/>
    </style:style>
    <style:style style:name="T4" style:family="text">
      <style:text-properties officeooo:rsid="001e175e"/>
    </style:style>
    <style:style style:name="T5" style:family="text">
      <style:text-properties officeooo:rsid="001f136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1a3c" style:font-weight-asian="bold" style:font-weight-complex="bold"/>
    </style:style>
    <style:style style:name="T8" style:family="text">
      <style:text-properties fo:font-weight="bold" officeooo:rsid="003cb04f" style:font-weight-asian="bold" style:font-weight-complex="bold"/>
    </style:style>
    <style:style style:name="T9" style:family="text">
      <style:text-properties fo:font-variant="small-caps"/>
    </style:style>
    <style:style style:name="T10" style:family="text">
      <style:text-properties fo:font-variant="small-caps" officeooo:rsid="0027ca68"/>
    </style:style>
    <style:style style:name="T11" style:family="text">
      <style:text-properties fo:font-variant="small-caps" officeooo:rsid="0028bb77"/>
    </style:style>
    <style:style style:name="T12" style:family="text">
      <style:text-properties fo:font-variant="small-caps" officeooo:rsid="00265c57"/>
    </style:style>
    <style:style style:name="T13" style:family="text">
      <style:text-properties fo:font-variant="small-caps" officeooo:rsid="0021116f"/>
    </style:style>
    <style:style style:name="T14" style:family="text">
      <style:text-properties officeooo:rsid="001f1a3c"/>
    </style:style>
    <style:style style:name="T15" style:family="text">
      <style:text-properties officeooo:rsid="0021116f"/>
    </style:style>
    <style:style style:name="T16" style:family="text">
      <style:text-properties officeooo:rsid="00230e57"/>
    </style:style>
    <style:style style:name="T17" style:family="text">
      <style:text-properties officeooo:rsid="0027ca68"/>
    </style:style>
    <style:style style:name="T18" style:family="text">
      <style:text-properties officeooo:rsid="0028bb77"/>
    </style:style>
    <style:style style:name="T19" style:family="text">
      <style:text-properties officeooo:rsid="00265c57"/>
    </style:style>
    <style:style style:name="T20" style:family="text">
      <style:text-properties officeooo:rsid="002bfc17"/>
    </style:style>
    <style:style style:name="T21" style:family="text">
      <style:text-properties officeooo:rsid="002eed97"/>
    </style:style>
    <style:style style:name="T22" style:family="text">
      <style:text-properties officeooo:rsid="0030536b"/>
    </style:style>
    <style:style style:name="T23" style:family="text">
      <style:text-properties officeooo:rsid="0032ed94"/>
    </style:style>
    <style:style style:name="T24" style:family="text">
      <style:text-properties officeooo:rsid="00331ea9"/>
    </style:style>
    <style:style style:name="T25" style:family="text">
      <style:text-properties officeooo:rsid="00344944"/>
    </style:style>
    <style:style style:name="T26" style:family="text">
      <style:text-properties officeooo:rsid="003ae673"/>
    </style:style>
    <style:style style:name="T27" style:family="text">
      <style:text-properties officeooo:rsid="003cb04f"/>
    </style:style>
    <style:style style:name="T28" style:family="text">
      <style:text-properties fo:font-size="15pt" officeooo:rsid="003cb04f" style:font-size-asian="15pt" style:font-weight-asian="normal" style:font-size-complex="15pt" style:font-weight-complex="normal"/>
    </style:style>
    <style:style style:name="T29" style:family="text">
      <style:text-properties fo:font-size="15pt" officeooo:rsid="0024e1da" style:font-size-asian="15pt" style:font-weight-asian="normal" style:font-size-complex="15pt" style:font-weight-complex="normal"/>
    </style:style>
    <style:style style:name="T30" style:family="text">
      <style:text-properties fo:font-size="15pt" officeooo:rsid="003fd448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t Facéties</text:p>
      <text:p text:style-name="P7">Cahier des charges 2019</text:p>
      <text:p text:style-name="P9"><text:s/></text:p>
      <text:p text:style-name="P2"/>
      <text:p text:style-name="P3">Nous présenterons dans ce cahier des charges les attentes <text:span text:style-name="T5">du projet Facéties. </text:span></text:p>
      <text:p text:style-name="P3"/>
      <text:p text:style-name="P4"/>
      <text:p text:style-name="P8">Sommaire</text:p>
      <text:p text:style-name="P48"><text:s/></text:p>
      <text:p text:style-name="P49"/>
      <text:p text:style-name="P6"><text:span text:style-name="T28">1</text:span><text:span text:style-name="T29">. Le traitement du corpus</text:span></text:p>
      <text:p text:style-name="P37"/>
      <text:p text:style-name="P38">1. 1. <text:span text:style-name="T10">odt</text:span><text:span text:style-name="T17"> vers</text:span> <text:span text:style-name="T9">xml </text:span><text:span text:style-name="T11">(T1)</text:span></text:p>
      <text:p text:style-name="P38"><text:span text:style-name="T27">1. </text:span>2. <text:span text:style-name="T9">xml</text:span> &gt; <text:span text:style-name="T9">xml </text:span><text:span text:style-name="T11">(T2, T3, T3 bis)</text:span></text:p>
      <text:p text:style-name="P37"><text:span text:style-name="T27">1. 3. </text:span><text:span text:style-name="T12">xml</text:span><text:span text:style-name="T19"> &gt; </text:span><text:span text:style-name="T12">html </text:span><text:span text:style-name="T11">(T4_orig, T4_reg)</text:span></text:p>
      <text:p text:style-name="P37"/>
      <text:p text:style-name="P37"/>
      <text:p text:style-name="P44"><text:span text:style-name="T27">2</text:span>. Les attentes</text:p>
      <text:p text:style-name="P37"/>
      <text:p text:style-name="P39"><text:span text:style-name="T27">2. </text:span>1. Métadonnées</text:p>
      <text:p text:style-name="P39"><text:span text:style-name="T27">2. </text:span>2. Le rendu en ligne</text:p>
      <text:p text:style-name="P40"><text:span text:style-name="T27"><text:tab/>2. 2. </text:span>1. La version fac-similaire</text:p>
      <text:p text:style-name="P54"><text:tab/>2. 2. 2. La version normalisée</text:p>
      <text:p text:style-name="P41"><text:span text:style-name="T15"><text:tab/>2. 2. </text:span>3. Les options de consultation</text:p>
      <text:p text:style-name="P34"><text:span text:style-name="T27">2. </text:span>3. Les paratextes</text:p>
      <text:p text:style-name="P36"><text:span text:style-name="T15"><text:tab/>2. </text:span>3.1. Les préfaces</text:p>
      <text:p text:style-name="P36"><text:span text:style-name="T27"><text:tab/>2. </text:span>3.2. Les tables des matières</text:p>
      <text:p text:style-name="P47"><text:span text:style-name="T27">1</text:span>. Le traitement du corpus</text:p>
      <text:p text:style-name="P10"/>
      <text:p text:style-name="P28">1. 1. <text:span text:style-name="T10">odt</text:span><text:span text:style-name="T17"> vers</text:span> <text:span text:style-name="T9">xml </text:span><text:span text:style-name="T11">(T1)</text:span></text:p>
      <text:p text:style-name="P18"/>
      <text:p text:style-name="P18">- relecture et stylage des fichiers .odt</text:p>
      <text:p text:style-name="P18">- transformation au format .xml</text:p>
      <text:p text:style-name="P18"/>
      <text:p text:style-name="P28"><text:span text:style-name="T27">1. </text:span>2. <text:span text:style-name="T9">xml</text:span> &gt; <text:span text:style-name="T9">xml </text:span><text:span text:style-name="T11">(T2, T3, T3 bis)</text:span></text:p>
      <text:p text:style-name="P45"/>
      <text:p text:style-name="P19">- <text:span text:style-name="T18">mise en place des points plus techniques (transformations xslt, script JavaScript, CSS affiliés au projet)</text:span></text:p>
      <text:p text:style-name="P20">- résolution automatique des abréviations et des lettres ramistes (à partir du modèle établi par les Bibliothèques Virtuelles Humanistes)</text:p>
      <text:p text:style-name="P18"/>
      <text:p text:style-name="P29"><text:span text:style-name="T27">1. 3. </text:span><text:span text:style-name="T12">xml</text:span><text:span text:style-name="T19"> &gt; </text:span><text:span text:style-name="T12">html </text:span><text:span text:style-name="T11">(T4_orig, T4_reg)</text:span></text:p>
      <text:p text:style-name="P46"/>
      <text:p text:style-name="P11">- <text:span text:style-name="T18">élaboration de deux rendu html correspond à une version fac-similaire et une version-normalisée </text:span></text:p>
      <text:p text:style-name="P11"/>
      <text:p text:style-name="P43"><text:span text:style-name="T27">2</text:span>. Les attentes</text:p>
      <text:p text:style-name="P10"/>
      <text:p text:style-name="P23"><text:span text:style-name="T27">2. </text:span>1. Métadonnées</text:p>
      <text:p text:style-name="P12"/>
      <text:p text:style-name="P12">Nous inscrirons dans les métadonnées les informations suivantes :</text:p>
      <text:list xml:id="list3917433336" text:style-name="L1">
        <text:list-item>
          <text:p text:style-name="P58">les responsables du projet</text:p>
        </text:list-item>
        <text:list-item>
          <text:p text:style-name="P58">les personnes ayant participé à l’édition du texte</text:p>
        </text:list-item>
        <text:list-item>
          <text:p text:style-name="P58">les références bibliographiques</text:p>
        </text:list-item>
        <text:list-item>
          <text:p text:style-name="P59">les informations relatives à l’ouvrages (auteur, date de création, imprimeur, etc.)</text:p>
        </text:list-item>
      </text:list>
      <text:p text:style-name="P12"/>
      <text:p text:style-name="P23"><text:span text:style-name="T27">2. </text:span>2. Le rendu en ligne</text:p>
      <text:p text:style-name="P24"/>
      <text:p text:style-name="P13">Nous effectuerons deux version<text:span text:style-name="T14">s</text:span>, l’un fac-similaire et l’autre normalisée, de chaque texte du corpus <text:span text:style-name="T22">(de dix textes)</text:span>, <text:s/><text:span text:style-name="T5">pour répondre au mieux aux besoins des chercheurs. </text:span></text:p>
      <text:p text:style-name="P13"/>
      <text:p text:style-name="P13"><text:span text:style-name="T8"><text:tab/>2. </text:span><text:span text:style-name="T7">2. </text:span><text:span text:style-name="T6">1. La version fac-similaire</text:span></text:p>
      <text:p text:style-name="P13"/>
      <text:p text:style-name="P13">La version fac-similaire que nous présenterons se veut au plus près du texte originel. </text:p>
      <text:p text:style-name="P13"/>
      <text:p text:style-name="P13">Cette version comportera : </text:p>
      <text:list xml:id="list3677536755" text:style-name="L2">
        <text:list-item>
          <text:p text:style-name="P60">les abréviation non résolues</text:p>
        </text:list-item>
        <text:list-item>
          <text:p text:style-name="P60">les lettres ramistes non dissimilées </text:p>
        </text:list-item>
        <text:list-item>
          <text:p text:style-name="P71">pas de corrections du document (« erreur<text:span text:style-name="T20">s</text:span> » laissées comme figurées dans le texte)</text:p>
        </text:list-item>
        <text:list-item>
          <text:p text:style-name="P60">la mise en page respectée, avec les sauts de lignes</text:p>
        </text:list-item>
        <text:list-item>
          <text:p text:style-name="P62">le respect des alinéas pour les titres et dans le corps du texte</text:p>
        </text:list-item>
        <text:list-item>
          <text:p text:style-name="P63">les lettrines seront conformes à celles présentes dans le texte originel (selon le nombre de lignes sur lesquelles s’applique la lettrine)</text:p>
        </text:list-item>
        <text:list-item>
          <text:p text:style-name="P60"><text:soft-page-break/>les césures explicites, celles écrites dans le témoin, retranscrites</text:p>
        </text:list-item>
        <text:list-item>
          <text:p text:style-name="P64">les césures implicites seront intégrées par défaut, avec une couleur de fond pour les différencier</text:p>
        </text:list-item>
        <text:list-item>
          <text:p text:style-name="P65">les numéros de feuillets seront inscrits en marge du texte</text:p>
          <text:p text:style-name="P61"/>
        </text:list-item>
      </text:list>
      <text:p text:style-name="P21">Pour ce qui est des images : </text:p>
      <text:list xml:id="list170328904820041" text:continue-numbering="true" text:style-name="L2">
        <text:list-item>
          <text:p text:style-name="P66">la version fac-similaire sera mise en regard des images du PDF <text:span text:style-name="T22">(d’un côté la retranscription et de l’autre les images du PDF)</text:span></text:p>
        </text:list-item>
        <text:list-item>
          <text:p text:style-name="P66">les images insérées dans le texte seront également insérées dans le flux du texte <text:span text:style-name="T9">html</text:span></text:p>
        </text:list-item>
      </text:list>
      <text:p text:style-name="P13"/>
      <text:p text:style-name="P5"><text:span text:style-name="T2">→</text:span><text:span text:style-name="T3"> voir 3. Les options de consultations pour ce qui est des options par défaut et des césures implicites. </text:span></text:p>
      <text:p text:style-name="P10"/>
      <text:p text:style-name="P25"><text:span text:style-name="T27"><text:tab/>2. 2. </text:span>2. La version normalisée</text:p>
      <text:p text:style-name="P15"/>
      <text:p text:style-name="P14">Cette version comportera : </text:p>
      <text:list xml:id="list213361296" text:style-name="L3">
        <text:list-item>
          <text:p text:style-name="P50">les abréviations seront résolues </text:p>
        </text:list-item>
        <text:list-item>
          <text:p text:style-name="P50">les lettres ramistes seront <text:span text:style-name="T23">résolues</text:span> </text:p>
        </text:list-item>
        <text:list-item>
          <text:p text:style-name="P52">les coquilles seront corrigées </text:p>
        </text:list-item>
        <text:list-item>
          <text:p text:style-name="P51"><text:span text:style-name="T24">l</text:span>es numéros de feuillets seront insérés dans le fil du texte, entre crochets, <text:span text:style-name="T14">et distincts du reste du texte</text:span></text:p>
        </text:list-item>
        <text:list-item>
          <text:p text:style-name="P50">ce qui est considéré comme des coquilles sera corrigé</text:p>
        </text:list-item>
        <text:list-item>
          <text:p text:style-name="P52">la mise en page ne sera pas conservée comme sur le texte d’origine : le texte sera présenté en bloc, sans sauts de ligne ni césures</text:p>
        </text:list-item>
        <text:list-item>
          <text:p text:style-name="P53">les lettrines seront réduites à de simples majuscules</text:p>
        </text:list-item>
      </text:list>
      <text:p text:style-name="P1"/>
      <text:p text:style-name="P25"><text:span text:style-name="T15"><text:tab/>2. 2. </text:span>3. Les options de consultation</text:p>
      <text:p text:style-name="P15"/>
      <text:p text:style-name="P17">Pour certaines particularités du texte, nous avons <text:span text:style-name="T4">mis au point, en JavaScript, certains boutons pour permettre de mettre certains éléments en valeur par un code couleur. </text:span></text:p>
      <text:p text:style-name="P16"/>
      <text:p text:style-name="P17"><text:span text:style-name="T4">B</text:span>outons proposés :</text:p>
      <text:list xml:id="list1447163531" text:style-name="L4">
        <text:list-item>
          <text:p text:style-name="P67">« abréviation » <text:span text:style-name="T26">(remettra un couleur de fond sur les abréviations)</text:span></text:p>
        </text:list-item>
        <text:list-item>
          <text:p text:style-name="P68">« dissimilation » <text:span text:style-name="T26">(remettra un couleur de fond sur les lettres ramistes)</text:span></text:p>
        </text:list-item>
        <text:list-item>
          <text:p text:style-name="P68">« <text:span text:style-name="T25">coquilles » (remettra un couleur de fond derrière les éléments corrigés, stylés en sic)</text:span></text:p>
        </text:list-item>
        <text:list-item>
          <text:p text:style-name="P68">« césures implicites » <text:span text:style-name="T26">(elles seront par défaut sur un fond gris clair et il sera possible par ce bouton de les supprimer du rendu dans la version fac-similaire)</text:span></text:p>
        </text:list-item>
      </text:list>
      <text:p text:style-name="P17"/>
      <text:p text:style-name="P22">On inclura aussi deux options pour : </text:p>
      <text:list xml:id="list1618396486" text:style-name="L5">
        <text:list-item>
          <text:p text:style-name="P69">« Afficher tout » (pour activer tous les boutons et mettre en place le code couleur affilié)</text:p>
        </text:list-item>
      </text:list>
      <text:list xml:id="list2922630355" text:style-name="L6">
        <text:list-item>
          <text:p text:style-name="P70">« Cacher tout » (pour cacher tous les éléments mis en couleur)</text:p>
        </text:list-item>
      </text:list>
      <text:p text:style-name="P17"/>
      <text:p text:style-name="P26"><text:span text:style-name="T27">2. </text:span>3. Les paratextes</text:p>
      <text:p text:style-name="P26"/>
      <text:p text:style-name="P33">Le projet Facéties se focalise sur dix ouvrages prioritaires à traiter (voir Liste_des_10_ouvrages). En attendant que les quarante autres soient retranscrits (voir Liste_des_50_ouvrages), nous exploiterons les paratextes. </text:p>
      <text:p text:style-name="P33"><text:soft-page-break/></text:p>
      <text:p text:style-name="P33">Nous ferons également passer les paratextes dans les transformations <text:span text:style-name="T9">xslt</text:span> dédiées au projet <text:span text:style-name="T1">Facéties</text:span>. </text:p>
      <text:p text:style-name="P33"/>
      <text:list xml:id="list681207058" text:style-name="L7">
        <text:list-item>
          <text:p text:style-name="P55">Mise en ligne des PDF (a minima)</text:p>
        </text:list-item>
        <text:list-item>
          <text:p text:style-name="P55"><text:span text:style-name="T16">M</text:span>ise en ligne des <text:span text:style-name="T25">préfaces</text:span> (voir Liste_des_paratextes_transmis)</text:p>
        </text:list-item>
        <text:list-item>
          <text:p text:style-name="P55"><text:span text:style-name="T16">M</text:span>ise en ligne des tables des matières (si elles ont été retranscrites<text:span text:style-name="T21">)</text:span></text:p>
        </text:list-item>
      </text:list>
      <text:p text:style-name="P35"/>
      <text:p text:style-name="P30"><text:span text:style-name="T15"><text:tab/>2. </text:span>3.1. Les préfaces</text:p>
      <text:p text:style-name="P35"/>
      <text:p text:style-name="P35">Nous visons la mise en ligne de tous les préfaces des textes non transcrits dans leur intégrité qui figurent dans la liste des 50 ouvrages.</text:p>
      <text:p text:style-name="P35"/>
      <text:p text:style-name="P31"><text:span text:style-name="T27"><text:tab/>2. </text:span>3.2. Les tables des matières</text:p>
      <text:p text:style-name="P35"/>
      <text:p text:style-name="P35">Nous vison la mises en ligne des tables des matières avec un renvoie aux parties et chapitres concernés <text:span text:style-name="T26">pour permettre une circulation dans le texte ou le PDF.</text:span></text:p>
      <text:p text:style-name="P42"/>
      <text:list xml:id="list3138368008" text:style-name="L8">
        <text:list-item>
          <text:p text:style-name="P56">pour les fichiers non transcrits ; renvoie <text:span text:style-name="T26">à la partie en question dans le PDF</text:span> <text:span text:style-name="T26">lorsqu’on clique sur un titre</text:span></text:p>
        </text:list-item>
        <text:list-item>
          <text:p text:style-name="P57">pour les fiche<text:span text:style-name="T27">r</text:span>s transcrits : renvoie aux parties retranscrites <text:span text:style-name="T26">(rendu </text:span><text:span text:style-name="T13">html</text:span><text:span text:style-name="T26">)</text:span> <text:span text:style-name="T26">lorsqu’on clique sur un titre</text:span></text:p>
        </text:list-item>
      </text:list>
      <text:p text:style-name="P32"/>
      <text:p text:style-name="P35"/>
      <text:p text:style-name="P35"/>
      <text:p text:style-name="P33"/>
      <text:p text:style-name="P27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3:29:23.675000000</meta:creation-date>
    <dc:date>2019-07-08T17:03:27.398000000</dc:date>
    <meta:editing-duration>PT2H53M27S</meta:editing-duration>
    <meta:editing-cycles>28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85" meta:word-count="867" meta:character-count="5014" meta:non-whitespace-character-count="4234"/>
  </office:meta>
</office:document-meta>
</file>